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irst_20_line_20_indent">
      <style:text-properties fo:font-style="italic" style:font-style-asian="italic" style:font-style-complex="italic"/>
    </style:style>
    <style:style style:name="P2" style:family="paragraph" style:parent-style-name="First_20_line_20_indent">
      <style:paragraph-properties fo:margin-top="0cm" fo:margin-bottom="0.212cm"/>
      <style:text-properties fo:font-style="italic" style:font-style-asian="italic" style:font-style-complex="italic"/>
    </style:style>
    <style:style style:name="P3" style:family="paragraph" style:parent-style-name="First_20_line_20_indent" style:list-style-name="L1"/>
    <style:style style:name="P4" style:family="paragraph" style:parent-style-name="First_20_line_20_indent" style:list-style-name="L2"/>
    <style:style style:name="P5" style:family="paragraph" style:parent-style-name="First_20_line_20_indent" style:list-style-name="L3"/>
    <style:style style:name="P6" style:family="paragraph" style:parent-style-name="First_20_line_20_indent" style:list-style-name="L2">
      <style:paragraph-properties fo:margin-left="2.501cm" fo:margin-right="0cm" fo:text-indent="-0.635cm" style:auto-text-indent="false"/>
    </style:style>
    <style:style style:name="P7" style:family="paragraph" style:parent-style-name="First_20_line_20_indent" style:list-style-name="L2">
      <style:paragraph-properties fo:margin-left="2.501cm" fo:margin-right="0cm" fo:text-indent="-0.635cm" style:auto-text-indent="false"/>
      <style:text-properties style:text-underline-style="none"/>
    </style:style>
    <style:style style:name="P8" style:family="paragraph" style:parent-style-name="Heading_20_2">
      <style:paragraph-properties fo:margin-top="0.423cm" fo:margin-bottom="0.212cm" fo:keep-with-next="always"/>
    </style:style>
    <style:style style:name="P9" style:family="paragraph" style:parent-style-name="Heading_20_2">
      <style:paragraph-properties fo:margin-top="0.423cm" fo:margin-bottom="0.212cm" fo:keep-with-next="always"/>
      <style:text-properties fo:font-style="normal" style:font-style-asian="normal" style:font-style-complex="normal"/>
    </style:style>
    <style:style style:name="T1" style:family="text">
      <style:text-properties style:font-name="Liberation Sans" style:font-name-asian="WenQuanYi Micro Hei" style:font-name-complex="Lohit Hindi"/>
    </style:style>
    <style:style style:name="T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Научно-техническое обоснование проекта</text:h>
      <text:h text:style-name="Heading_20_2" text:outline-level="2">Цели и научно-техническая актуальность проекта.</text:h>
      <text:p text:style-name="First_20_line_20_indent">Не секрет, что текущее состояние агропромышленного комплекса в России мягко говоря далеко от идеального — отечественная продукция практически полностью замещена импортом, который зачастую представляет собой генно-модифицированную продукцию сомнительного качества, что как по вкусовым свойствам, так и по полезности для человеческого организма оставляет желать лучшего. При этом производительность труда и эффективность использования энергоресурсов на отечественных предприятиях с учетом особенностей климата лишь усугубляет ситуацию.</text:p>
      <text:p text:style-name="First_20_line_20_indent">С другой стороны, частные подсобные хозяйства и жители города практически не имеют возможности самостоятельно вырастить и обеспечить себя высококачественными и полезными продуктами питания ввиду отсутствия свободного от основной работы времени, необходимого для постоянного мониторинга и коррекции микроклимата расположенных зачастую далеко от места постоянного проживания теплиц и парников.</text:p>
      <text:p text:style-name="First_20_line_20_indent">Таким образом основной целью проекта является создание программно-аппаратного комплекса (ПАК) автоматизации производственного процесса тепличных хозяйств. Производными целями проекта являются:</text:p>
      <text:list xml:id="list16070278901" text:style-name="L1">
        <text:list-item>
          <text:p text:style-name="P3">Повышение производительности труда и рациональности использования ресурсов в промышленных тепличных хозяйствах на величину от 10 до 30% в зависимости от региона;</text:p>
        </text:list-item>
        <text:list-item>
          <text:p text:style-name="P3">Предоставление возможности частным подсобным хозяйствам и жителям города круглогодично обеспечить свои семьи высококачественными продуктами питания — от 15 до 35% граждан в зависимости от региона;</text:p>
        </text:list-item>
        <text:list-item>
          <text:p text:style-name="P3">Весомый вклад в восстановление сельского хозяйства России — планируется восстановление от 5% до 20 % предприятий с/х отрасли за период от 3 до 5 лет по окончании работ по проекту;</text:p>
        </text:list-item>
      </text:list>
      <text:p text:style-name="First_20_line_20_indent">Отсюда выделим следующий перечень требований к ПАК:</text:p>
      <text:list xml:id="list1419510964" text:style-name="L2">
        <text:list-item>
          <text:p text:style-name="P4">Низкая себестоимость. Использование относительно недорогой, доступной элементной базы и свободного программного обеспечения (ПО) [1].</text:p>
        </text:list-item>
        <text:list-item>
          <text:p text:style-name="P4">Масштабируемость. Возможность развертывания ПАК как в промышленных парниково-тепличных хозяйствах, так в индивидуальных частных теплицах, включая портативные и домашние. Максимальное единообразие элементной базы и программного обеспечения;</text:p>
        </text:list-item>
        <text:list-item>
          <text:p text:style-name="P4">Возможность развертывания в существующих тепличных хозяйствах, индивидуальных теплицах и парниках личных подсобных хозяйств;</text:p>
        </text:list-item>
        <text:list-item>
          <text:p text:style-name="P4">Поддержка различных типов энергоснабжения:</text:p>
        </text:list-item>
        <text:list-item>
          <text:p text:style-name="P6">Электроэнергия;</text:p>
        </text:list-item>
        <text:list-item>
          <text:p text:style-name="P6">Водяное отопление;</text:p>
        </text:list-item>
        <text:list-item>
          <text:p text:style-name="P6">Горячий воздух;</text:p>
        </text:list-item>
        <text:list-item>
          <text:p text:style-name="P4">Разработка серийных образцов законченных типовых решений на базе доступных комплектующих для развертывания:</text:p>
        </text:list-item>
        <text:list-item>
          <text:p text:style-name="P6">На землях фермерских и коллективный хозяйств, предприятий пищевой промышленности;</text:p>
        </text:list-item>
        <text:list-item>
          <text:p text:style-name="P6">На приусадебных участках;</text:p>
        </text:list-item>
        <text:list-item>
          <text:p text:style-name="P6">В квартирах и домах;</text:p>
        </text:list-item>
        <text:list-item>
          <text:p text:style-name="P4">Комплексный контроль и отслеживание и управление всеми жизненно важными для растений показателями микроклимата:</text:p>
        </text:list-item>
        <text:list-item>
          <text:p text:style-name="P6">Температура, влажность, газовый состав и периодичность обновление воздуха <text:soft-page-break/>(вентиляция);</text:p>
        </text:list-item>
        <text:list-item>
          <text:p text:style-name="P6">Влажность почвы и полив;</text:p>
        </text:list-item>
        <text:list-item>
          <text:p text:style-name="P7">Освещение;</text:p>
        </text:list-item>
        <text:list-item>
          <text:p text:style-name="P7">Визуальный контроль;</text:p>
        </text:list-item>
        <text:list-item>
          <text:p text:style-name="P4">Системы фиксации и оперативного оповещения о внештатных ситуациях по каналам связи;</text:p>
        </text:list-item>
        <text:list-item>
          <text:p text:style-name="P4">Управление и настройка посредством web-интерфейса;</text:p>
        </text:list-item>
        <text:list-item>
          <text:p text:style-name="P4">Возможность для пользователя самостоятельного создания программ управления микроклиматом, оптимизированных для определенного вида растений;</text:p>
        </text:list-item>
      </text:list>
      <text:p text:style-name="First_20_line_20_indent">TODO</text:p>
      <text:p text:style-name="P1">Описывается научно-техническая цель проекта; приводятся доводы в пользу целесообразности предлагаемого проекта; указывается, достижению каких макроэкономических и отраслевых целей будет способствовать реализация проекта. Качественное описание целей сопровождается необходимыми количественными характеристиками.</text:p>
      <text:h text:style-name="P8" text:outline-level="2"><text:span text:style-name="T1">Современное</text:span> состояние научно-технических исследований и разработок в области реализации данного проекта.</text:h>
      <text:p text:style-name="First_20_line_20_indent">TODO</text:p>
      <text:p text:style-name="P2">Излагается информация о сходных работах, ведущихся тверскими, российскими и зарубежными организациями, с приведением конкретных сведений со ссылками на источники; выводы о современных тенденциях развития данной области науки и техники, о соответствии им предлагаемого проекта, его преимуществах по сравнению с другими разработками (подходами).</text:p>
      <text:h text:style-name="P8" text:outline-level="2">Научная <text:span text:style-name="T1">новизна</text:span> предлагаемых в проекте решений.</text:h>
      <text:p text:style-name="First_20_line_20_indent">TODO</text:p>
      <text:p text:style-name="P2">Излагаются доводы научной новизны подходов, предлагаемых разработчиками проекта. Сообщаются сведения об имеющемся научном заделе со ссылками на патенты, авторские свидетельства, публикации, отчеты и т.д. В случае необходимости проведения дополнительных исследований конкретизируется их содержание.</text:p>
      <text:h text:style-name="P8" text:outline-level="2"><text:span text:style-name="T1">Сущность</text:span> предложения.</text:h>
      <text:p text:style-name="First_20_line_20_indent">TODO</text:p>
      <text:p text:style-name="P2">Описывается техническое содержание предлагаемой разработки (при необходимости следует проиллюстрировать изложенное рисунками, схемами, диаграммами и т.д.). Необходимо показать, за счет каких нововведений появятся предпосылки создания новой продукции или (для конечного объекта, имеющего аналог), улучшения функциональных, потребительских, стоимостных др. показателей.</text:p>
      <text:h text:style-name="P8" text:outline-level="2">Права <text:span text:style-name="T1">интеллектуальной</text:span> собственности и уровень технических (технологических) решений.</text:h>
      <text:p text:style-name="First_20_line_20_indent">TODO</text:p>
      <text:p text:style-name="P2">Необходимо показать, что конечная продукция проекта обладает патентозащищенностъю или патентной чистотой. Приводятся сведения со ссылками на патенты или другие охранные документы (копии которых должны быть приложены) оригинальности технических решений проекта. Указать участие обладателей охранных документов в проекте. Если в ходе выполнения работ предлагается найти новые решения, <text:soft-page-break/>то следует уточнить имеющиеся предпосылки в отношении их потенциальной патентоспособности. При воплощении решений, защищенных патентами сторонних организаций или лиц, приложить копии документов о праве на их использование. Аргументировать преимущества предлагаемых решений по сравнению с аналогами.</text:p>
      <text:h text:style-name="P8" text:outline-level="2"><text:span text:style-name="T1">Содержание</text:span> научно-технических работ по проекту.</text:h>
      <text:p text:style-name="First_20_line_20_indent">TODO</text:p>
      <text:p text:style-name="P2">Конкретизируется содержание научно-технических работ по проекту с указанием технических параметров и основных характеристик разрабатываемой технологии (процесса, устройства и т.д.). Основное внимание уделить наиболее трудным аспектам, связанным с решением принципиально новых задач.</text:p>
      <text:h text:style-name="P8" text:outline-level="2"><text:span text:style-name="T1">Реальность</text:span> выполнения проекта.</text:h>
      <text:p text:style-name="First_20_line_20_indent">TODO</text:p>
      <text:p text:style-name="P2">Показывается наличие у исполнителя и соисполнителей задела (результаты расчетов, экспериментов, опытные образцы, лабораторная технология и т.п.), экспериментальной и производственной базы, а также квалифицированных специалистов, соответствующих уровню, достаточному для выполнения планируемых работ.</text:p>
      <text:h text:style-name="P8" text:outline-level="2"><text:span text:style-name="T1">Технические</text:span> риски.</text:h>
      <text:p text:style-name="First_20_line_20_indent">TODO</text:p>
      <text:p text:style-name="P2">Изложить технические риски в процессе реализации заявленных целей проекта.</text:p>
      <text:h text:style-name="P9" text:outline-level="2">Перечень источников информации.</text:h>
      <text:list xml:id="list1332470028" text:style-name="L3">
        <text:list-item>
          <text:p text:style-name="P5"><text:a xlink:type="simple" xlink:href="http://ru.wikipedia.org/wiki/%D1%E2%EE%E1%EE%E4%ED%EE%E5_%EF%F0%EE%E3%F0%E0%EC%EC%ED%EE%E5_%EE%E1%E5%F1%EF%E5%F7%E5%ED%E8%E5"><text:span text:style-name="T2">http://ru.wikipedia.org/wiki/%D1%E2%EE%E1%EE%E4%ED%EE%E5_%EF%F0%EE%E3%F0%E0%EC%EC%ED%EE%E5_%EE%E1%E5%F1%EF%E5%F7%E5%ED%E8%E5</text:span></text:a><text:span text:style-name="T2"> — Свободное программное обеспечение. Статья в википедии.</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4T23:13:36</meta:creation-date>
    <meta:generator>LibreOffice/3.5$Linux_X86_64 LibreOffice_project/350m1$Build-2</meta:generator>
    <dc:date>2013-04-06T14:09:33</dc:date>
    <meta:editing-duration>PT1H6S</meta:editing-duration>
    <meta:editing-cycles>48</meta:editing-cycles>
    <meta:document-statistic meta:table-count="0" meta:image-count="0" meta:object-count="0" meta:page-count="3" meta:paragraph-count="53" meta:word-count="739" meta:character-count="6404" meta:non-whitespace-character-count="5741"/>
  </office:meta>
</office:document-meta>
</file>